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56eb1" officeooo:paragraph-rsid="00056eb1"/>
    </style:style>
    <style:style style:name="P2" style:family="paragraph" style:parent-style-name="Standard">
      <style:text-properties style:font-name="Consolas" officeooo:rsid="00056eb1" officeooo:paragraph-rsid="00056eb1" fo:background-color="transparent"/>
    </style:style>
    <style:style style:name="P3" style:family="paragraph" style:parent-style-name="Standard">
      <style:text-properties fo:color="#000000" loext:opacity="100%" style:font-name="Consolas1" fo:font-size="10.5pt" fo:font-weight="normal" officeooo:rsid="00056eb1" officeooo:paragraph-rsid="00056eb1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056eb1" officeooo:paragraph-rsid="00056eb1" fo:background-color="transparen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ffffff" loext:opacity="100%" style:font-name="Consolas1" fo:font-size="10.5pt" fo:font-weight="normal" officeooo:rsid="00056eb1" officeooo:paragraph-rsid="00056eb1" fo:background-color="#000000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transparent"/>
    </style:style>
    <style:style style:name="P10" style:family="paragraph" style:parent-style-name="Standard">
      <style:text-properties fo:color="#ce9178" loext:opacity="100%" style:font-name="Consolas1" fo:font-size="10.5pt" fo:font-weight="normal" officeooo:rsid="00056eb1" officeooo:paragraph-rsid="00056eb1" fo:background-color="#000000"/>
    </style:style>
    <style:style style:name="P11" style:family="paragraph" style:parent-style-name="Standard">
      <style:paragraph-properties style:line-height-at-least="0.503cm"/>
      <style:text-properties fo:color="#ffffff" loext:opacity="100%" style:text-position="sub 58%" style:font-name="Consolas1" fo:font-size="10.5pt" fo:font-weight="normal" fo:background-color="#000000"/>
    </style:style>
    <style:style style:name="T1" style:family="text">
      <style:text-properties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2"/>
      <text:p text:style-name="P2">===Matematica.h===</text:p>
      <text:p text:style-name="P3">#pragma once</text:p>
      <text:p text:style-name="P4">#include &lt;iostream&gt;</text:p>
      <text:p text:style-name="P4">#include &lt;stdexcept&gt;</text:p>
      <text:p text:style-name="P4">#include &lt;string&gt;</text:p>
      <text:p text:style-name="P5"/>
      <text:p text:style-name="P4">using namespace std;</text:p>
      <text:p text:style-name="P5"/>
      <text:p text:style-name="P4">template &lt;typename T&gt;</text:p>
      <text:p text:style-name="P4">class Matematica {</text:p>
      <text:p text:style-name="P6">    <text:span text:style-name="T1">private:</text:span></text:p>
      <text:p text:style-name="P6">    <text:span text:style-name="T1">public:</text:span></text:p>
      <text:p text:style-name="P6">        <text:span text:style-name="T1">int</text:span><text:span text:style-name="T1"> </text:span><text:span text:style-name="T1">calculoFactorial</text:span><text:span text:style-name="T1">(</text:span><text:span text:style-name="T1">long</text:span><text:span text:style-name="T1"> </text:span><text:span text:style-name="T1">numero</text:span><text:span text:style-name="T1">, </text:span><text:span text:style-name="T1">int</text:span><text:span text:style-name="T1"> </text:span><text:span text:style-name="T1">nivel</text:span><text:span text:style-name="T1">);</text:span></text:p>
      <text:p text:style-name="P4">};</text:p>
      <text:p text:style-name="P5"/>
      <text:p text:style-name="P4">#include "Matematica.tpp"</text:p>
      <text:p text:style-name="P4"/>
      <text:p text:style-name="P4"/>
      <text:p text:style-name="P7">===Matematica.tpp===</text:p>
      <text:p text:style-name="P7">#include "Matematica.h"</text:p>
      <text:p text:style-name="P4">#include &lt;iostream&gt;</text:p>
      <text:p text:style-name="P4">#include &lt;stdexcept&gt;</text:p>
      <text:p text:style-name="P5"/>
      <text:p text:style-name="P4">using namespace std;</text:p>
      <text:p text:style-name="P5"/>
      <text:p text:style-name="P4">template &lt;typename T&gt;</text:p>
      <text:p text:style-name="P4">int Matematica&lt;T&gt;::calculoFactorial(long numero, int nivel)</text:p>
      <text:p text:style-name="P4">{</text:p>
      <text:p text:style-name="P5"/>
      <text:p text:style-name="P6">    <text:span text:style-name="T1">//El numero negativo no existe en factorial lo que ocasionaría errores</text:span></text:p>
      <text:p text:style-name="P6">    <text:span text:style-name="T1">if</text:span><text:span text:style-name="T1"> (numero </text:span><text:span text:style-name="T1">&lt;</text:span><text:span text:style-name="T1"> </text:span><text:span text:style-name="T1">0</text:span><text:span text:style-name="T1">) {</text:span></text:p>
      <text:p text:style-name="P6">        <text:span text:style-name="T1">throw</text:span><text:span text:style-name="T1"> </text:span><text:span text:style-name="T1">invalid_argument</text:span><text:span text:style-name="T1">(</text:span><text:span text:style-name="T1">"El número no puede ser negativo."</text:span><text:span text:style-name="T1">);</text:span></text:p>
      <text:p text:style-name="P6">    <text:span text:style-name="T1">}</text:span></text:p>
      <text:p text:style-name="P6">    <text:span text:style-name="T1">cout </text:span><text:span text:style-name="T1">&lt;&lt;</text:span><text:span text:style-name="T1"> </text:span><text:span text:style-name="T1">string</text:span><text:span text:style-name="T1">(nivel </text:span><text:span text:style-name="T1">*</text:span><text:span text:style-name="T1"> </text:span><text:span text:style-name="T1">2</text:span><text:span text:style-name="T1">, </text:span><text:span text:style-name="T1">' '</text:span><text:span text:style-name="T1">) </text:span><text:span text:style-name="T1">&lt;&lt;</text:span><text:span text:style-name="T1"> </text:span><text:span text:style-name="T1">"Nivel "</text:span><text:span text:style-name="T1"> </text:span><text:span text:style-name="T1">&lt;&lt;</text:span><text:span text:style-name="T1"> nivel </text:span><text:span text:style-name="T1">&lt;&lt;</text:span><text:span text:style-name="T1"> </text:span><text:span text:style-name="T1">": factorial de "</text:span><text:span text:style-name="T1"> </text:span><text:span text:style-name="T1">&lt;&lt;</text:span><text:span text:style-name="T1"> numero </text:span><text:span text:style-name="T1">&lt;&lt;</text:span><text:span text:style-name="T1"> endl;</text:span></text:p>
      <text:p text:style-name="P5"/>
      <text:p text:style-name="P6">    <text:span text:style-name="T1">if</text:span><text:span text:style-name="T1"> (numero </text:span><text:span text:style-name="T1">==</text:span><text:span text:style-name="T1"> </text:span><text:span text:style-name="T1">0</text:span><text:span text:style-name="T1"> </text:span><text:span text:style-name="T1">||</text:span><text:span text:style-name="T1"> numero </text:span><text:span text:style-name="T1">==</text:span><text:span text:style-name="T1"> </text:span><text:span text:style-name="T1">1</text:span><text:span text:style-name="T1">) {</text:span><text:span text:style-name="T1"> //Casos base: 0! = 1 y 1! = 1</text:span></text:p>
      <text:p text:style-name="P6">        <text:span text:style-name="T1">return</text:span><text:span text:style-name="T1"> </text:span><text:span text:style-name="T1">1</text:span><text:span text:style-name="T1">;</text:span></text:p>
      <text:p text:style-name="P6">    <text:span text:style-name="T1">} </text:span><text:span text:style-name="T1">else</text:span><text:span text:style-name="T1"> {</text:span></text:p>
      <text:p text:style-name="P6">        <text:span text:style-name="T1">return</text:span><text:span text:style-name="T1"> numero </text:span><text:span text:style-name="T1">*</text:span><text:span text:style-name="T1"> </text:span><text:span text:style-name="T1">calculoFactorial</text:span><text:span text:style-name="T1">(numero </text:span><text:span text:style-name="T1">-</text:span><text:span text:style-name="T1"> </text:span><text:span text:style-name="T1">1</text:span><text:span text:style-name="T1">, nivel </text:span><text:span text:style-name="T1">+</text:span><text:span text:style-name="T1"> </text:span><text:span text:style-name="T1">1</text:span><text:span text:style-name="T1">);</text:span><text:span text:style-name="T1"> //Paso recuersivo</text:span></text:p>
      <text:p text:style-name="P6">    <text:span text:style-name="T1">}</text:span></text:p>
      <text:p text:style-name="P4">}</text:p>
      <text:p text:style-name="P5"/>
      <text:p text:style-name="P4">/*CUANDO PUEDE SER INFINITA? </text:p>
      <text:p text:style-name="P4">Cuando el numero no se reduce en cada llamado o si el caso base sea numero &lt; 0</text:p>
      <text:p text:style-name="P4">¿Por qué es natural?</text:p>
      <text:p text:style-name="P4">El factorial de un número se define como n! = n * (n-1)!. Aquí podemos observar</text:p>
      <text:p text:style-name="P4">como el factorial necesita de un factorial para continuar, por lo que se puede</text:p>
      <text:p text:style-name="P4">emplear una función recursiva*/</text:p>
      <text:p text:style-name="P7"><text:soft-page-break/>===main.cpp==</text:p>
      <text:p text:style-name="P7">#include "Matematica.h"</text:p>
      <text:p text:style-name="P4">#include &lt;iostream&gt;</text:p>
      <text:p text:style-name="P4">#include &lt;stdexcept&gt;</text:p>
      <text:p text:style-name="P4">#include &lt;string&gt;</text:p>
      <text:p text:style-name="P4">#include &lt;locale.h&gt;</text:p>
      <text:p text:style-name="P5"/>
      <text:p text:style-name="P4">using namespace std;</text:p>
      <text:p text:style-name="P5"/>
      <text:p text:style-name="P4">int main(){</text:p>
      <text:p text:style-name="P6">    <text:span text:style-name="T1">setlocale</text:span><text:span text:style-name="T1">(LC_ALL, </text:span><text:span text:style-name="T1">"es_ES.UTF-8"</text:span><text:span text:style-name="T1">);</text:span><text:span text:style-name="T1"> //Para que lea caracteres latinos</text:span></text:p>
      <text:p text:style-name="P6">    <text:span text:style-name="T1">Matematica</text:span><text:span text:style-name="T1">&lt;int&gt;</text:span><text:span text:style-name="T1"> matematica;</text:span></text:p>
      <text:p text:style-name="P6">    <text:span text:style-name="T1">typedef</text:span><text:span text:style-name="T1"> </text:span><text:span text:style-name="T1">long</text:span><text:span text:style-name="T1"> Numero;</text:span></text:p>
      <text:p text:style-name="P6">    <text:span text:style-name="T1">typedef</text:span><text:span text:style-name="T1"> </text:span><text:span text:style-name="T1">int</text:span><text:span text:style-name="T1"> Enteros;</text:span></text:p>
      <text:p text:style-name="P6">    <text:span text:style-name="T1">Numero numero;</text:span></text:p>
      <text:p text:style-name="P5"/>
      <text:p text:style-name="P6">    <text:span text:style-name="T1">cout </text:span><text:span text:style-name="T1">&lt;&lt;</text:span><text:span text:style-name="T1"> </text:span><text:span text:style-name="T1">"Ingrese un número para calcular su factorial: "</text:span><text:span text:style-name="T1">;</text:span></text:p>
      <text:p text:style-name="P6">    <text:span text:style-name="T1">cin </text:span><text:span text:style-name="T1">&gt;&gt;</text:span><text:span text:style-name="T1"> numero;</text:span></text:p>
      <text:p text:style-name="P6">    <text:span text:style-name="T1">try</text:span><text:span text:style-name="T1"> {</text:span></text:p>
      <text:p text:style-name="P6">        <text:span text:style-name="T1">Enteros resultado </text:span><text:span text:style-name="T1">=</text:span><text:span text:style-name="T1"> </text:span><text:span text:style-name="T1">matematica</text:span><text:span text:style-name="T1">.</text:span><text:span text:style-name="T1">calculoFactorial</text:span><text:span text:style-name="T1">(numero, </text:span><text:span text:style-name="T1">0</text:span><text:span text:style-name="T1">);</text:span></text:p>
      <text:p text:style-name="P6">        <text:span text:style-name="T1">cout </text:span><text:span text:style-name="T1">&lt;&lt;</text:span><text:span text:style-name="T1"> </text:span><text:span text:style-name="T1">"El factorial de "</text:span><text:span text:style-name="T1"> </text:span><text:span text:style-name="T1">&lt;&lt;</text:span><text:span text:style-name="T1"> numero </text:span><text:span text:style-name="T1">&lt;&lt;</text:span><text:span text:style-name="T1"> </text:span><text:span text:style-name="T1">" es: "</text:span><text:span text:style-name="T1"> </text:span><text:span text:style-name="T1">&lt;&lt;</text:span><text:span text:style-name="T1"> resultado </text:span><text:span text:style-name="T1">&lt;&lt;</text:span><text:span text:style-name="T1"> endl;</text:span></text:p>
      <text:p text:style-name="P6">    <text:span text:style-name="T1">} </text:span><text:span text:style-name="T1">catch</text:span><text:span text:style-name="T1"> (</text:span><text:span text:style-name="T1">const</text:span><text:span text:style-name="T1"> invalid_argument</text:span><text:span text:style-name="T1">&amp;</text:span><text:span text:style-name="T1"> e) {</text:span></text:p>
      <text:p text:style-name="P6">        <text:span text:style-name="T1">cout </text:span><text:span text:style-name="T1">&lt;&lt;</text:span><text:span text:style-name="T1"> </text:span><text:span text:style-name="T1">"Error: "</text:span><text:span text:style-name="T1"> </text:span><text:span text:style-name="T1">&lt;&lt;</text:span><text:span text:style-name="T1"> </text:span><text:span text:style-name="T1">e</text:span><text:span text:style-name="T1">.</text:span><text:span text:style-name="T1">what</text:span><text:span text:style-name="T1">() </text:span><text:span text:style-name="T1">&lt;&lt;</text:span><text:span text:style-name="T1"> endl;</text:span></text:p>
      <text:p text:style-name="P6">    <text:span text:style-name="T1">}</text:span></text:p>
      <text:p text:style-name="P6">    <text:span text:style-name="T1">return 0;</text:span></text:p>
      <text:p text:style-name="P4">}</text:p>
      <text:p text:style-name="P7"/>
      <text:p text:style-name="P8"/>
      <text:p text:style-name="P7"/>
      <text:p text:style-name="P9"/>
      <text:p text:style-name="P10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9:46:40.460891800</meta:creation-date>
    <meta:print-date>2025-10-30T19:54:04.836963700</meta:print-date>
    <meta:printed-by>Archivos PDF</meta:printed-by>
    <dc:date>2025-10-30T20:09:54.252570300</dc:date>
    <meta:editing-duration>PT12M54S</meta:editing-duration>
    <meta:editing-cycles>1</meta:editing-cycles>
    <meta:document-statistic meta:table-count="0" meta:image-count="0" meta:object-count="0" meta:page-count="2" meta:paragraph-count="62" meta:word-count="277" meta:character-count="1852" meta:non-whitespace-character-count="1500"/>
    <meta:generator>LibreOffice/25.2.6.2$Windows_X86_64 LibreOffice_project/729c5bfe710f5eb71ed3bbde9e06a6065e9c6c5d</meta:generator>
  </office:meta>
</office:document-meta>
</file>